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7b7b7b"/>
    </style:style>
    <style:style style:name="gr2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3" style:family="graphic" style:parent-style-name="standard">
      <style:graphic-properties svg:stroke-width="0.1cm" draw:fill-color="#3a3a3a"/>
    </style:style>
    <style:style style:name="gr4" style:family="graphic" style:parent-style-name="standard">
      <style:graphic-properties svg:stroke-width="0cm" svg:stroke-color="#10aa00" draw:fill-color="#10aa00" fo:padding-top="-0.05cm" fo:padding-bottom="-0.05cm" fo:padding-left="-0.05cm" fo:padding-right="-0.05cm"/>
    </style:style>
    <style:style style:name="gr5" style:family="graphic" style:parent-style-name="standard">
      <style:graphic-properties svg:stroke-width="0cm" svg:stroke-color="#2200aa" draw:fill-color="#2200aa" fo:padding-top="-0.05cm" fo:padding-bottom="-0.05cm" fo:padding-left="-0.05cm" fo:padding-right="-0.05cm"/>
    </style:style>
    <style:style style:name="gr6" style:family="graphic" style:parent-style-name="standard">
      <style:graphic-properties svg:stroke-width="0.1cm" draw:fill-color="#000000"/>
    </style:style>
    <style:style style:name="gr7" style:family="graphic" style:parent-style-name="standard">
      <style:graphic-properties svg:stroke-width="0.1cm" draw:fill-color="#332f2f"/>
    </style:style>
    <style:style style:name="gr8" style:family="graphic" style:parent-style-name="standard">
      <style:graphic-properties svg:stroke-width="0cm" svg:stroke-color="#ea9f00" draw:fill-color="#ea9f00" fo:padding-top="-0.05cm" fo:padding-bottom="-0.05cm" fo:padding-left="-0.05cm" fo:padding-right="-0.05cm"/>
    </style:style>
    <style:style style:name="gr9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10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11" style:family="graphic" style:parent-style-name="standard">
      <style:graphic-properties svg:stroke-width="0.1cm" svg:stroke-color="#332f2f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5cm" svg:y="0cm"/>
          <draw:glue-point draw:id="6" svg:x="-5cm" svg:y="5cm"/>
          <draw:glue-point draw:id="7" svg:x="0cm" svg:y="-5cm"/>
          <draw:glue-point draw:id="8" svg:x="0cm" svg:y="5cm"/>
          <draw:glue-point draw:id="9" svg:x="5cm" svg:y="-5cm"/>
          <draw:glue-point draw:id="10" svg:x="5cm" svg:y="0cm"/>
          <draw:glue-point draw:id="11" svg:x="5cm" svg:y="5cm"/>
          <draw:glue-point draw:id="12" svg:x="0cm" svg:y="0cm"/>
          <draw:rect draw:style-name="gr1" draw:layer="layout" svg:width="6cm" svg:height="2cm" svg:x="0cm" svg:y="0cm">
            <text:p/>
          </draw:rect>
          <draw:rect draw:style-name="gr2" draw:layer="layout" svg:width="0.6cm" svg:height="0.06cm" svg:x="0.35cm" svg:y="0.1cm">
            <text:p/>
          </draw:rect>
          <draw:rect draw:style-name="gr3" draw:layer="layout" svg:width="1.6cm" svg:height="0.075cm" svg:x="2cm" svg:y="0.1cm">
            <text:p/>
          </draw:rect>
          <draw:circle draw:style-name="gr4" draw:layer="layout" svg:width="0.03cm" svg:height="0.03cm" svg:x="1.085cm" svg:y="0.105cm">
            <text:p/>
          </draw:circle>
          <draw:circle draw:style-name="gr5" draw:layer="layout" svg:width="0.03cm" svg:height="0.03cm" svg:x="1.285cm" svg:y="0.105cm">
            <text:p/>
          </draw:circle>
          <draw:rect draw:style-name="gr6" draw:layer="layout" svg:width="1.2cm" svg:height="0.3cm" svg:x="0.3cm" svg:y="0.57cm">
            <text:p/>
          </draw:rect>
          <draw:rect draw:style-name="gr7" draw:layer="layout" svg:width="1cm" svg:height="0.2cm" svg:x="0.35cm" svg:y="0.62cm">
            <text:p/>
          </draw:rect>
          <draw:rect draw:style-name="gr7" draw:layer="layout" svg:width="0.1cm" svg:height="0.2cm" svg:x="1.35cm" svg:y="0.62cm">
            <text:p/>
          </draw:rect>
          <draw:circle draw:style-name="gr4" draw:layer="layout" svg:width="0.026cm" svg:height="0.026cm" svg:x="0.307cm" svg:y="0.577cm">
            <text:p/>
          </draw:circle>
          <draw:circle draw:style-name="gr8" draw:layer="layout" svg:width="0.026cm" svg:height="0.026cm" svg:x="0.307cm" svg:y="0.827cm">
            <text:p/>
          </draw:circle>
          <draw:rect draw:style-name="gr6" draw:layer="layout" svg:width="1.2cm" svg:height="0.3cm" svg:x="0.3cm" svg:y="0.92cm">
            <text:p/>
          </draw:rect>
          <draw:rect draw:style-name="gr7" draw:layer="layout" svg:width="1cm" svg:height="0.2cm" svg:x="0.35cm" svg:y="0.97cm">
            <text:p/>
          </draw:rect>
          <draw:rect draw:style-name="gr7" draw:layer="layout" svg:width="0.1cm" svg:height="0.2cm" svg:x="1.35cm" svg:y="0.97cm">
            <text:p/>
          </draw:rect>
          <draw:circle draw:style-name="gr4" draw:layer="layout" svg:width="0.026cm" svg:height="0.026cm" svg:x="0.307cm" svg:y="0.932cm">
            <text:p/>
          </draw:circle>
          <draw:circle draw:style-name="gr8" draw:layer="layout" svg:width="0.026cm" svg:height="0.026cm" svg:x="0.307cm" svg:y="1.182cm">
            <text:p/>
          </draw:circle>
          <draw:rect draw:style-name="gr6" draw:layer="layout" svg:width="1.2cm" svg:height="0.3cm" svg:x="0.3cm" svg:y="1.27cm">
            <text:p/>
          </draw:rect>
          <draw:rect draw:style-name="gr7" draw:layer="layout" svg:width="1cm" svg:height="0.2cm" svg:x="0.35cm" svg:y="1.32cm">
            <text:p/>
          </draw:rect>
          <draw:rect draw:style-name="gr7" draw:layer="layout" svg:width="0.1cm" svg:height="0.2cm" svg:x="1.35cm" svg:y="1.32cm">
            <text:p/>
          </draw:rect>
          <draw:circle draw:style-name="gr4" draw:layer="layout" svg:width="0.026cm" svg:height="0.026cm" svg:x="0.307cm" svg:y="1.277cm">
            <text:p/>
          </draw:circle>
          <draw:circle draw:style-name="gr8" draw:layer="layout" svg:width="0.026cm" svg:height="0.026cm" svg:x="0.307cm" svg:y="1.527cm">
            <text:p/>
          </draw:circle>
          <draw:rect draw:style-name="gr6" draw:layer="layout" svg:width="1.2cm" svg:height="0.3cm" svg:x="0.3cm" svg:y="1.62cm">
            <text:p/>
          </draw:rect>
          <draw:rect draw:style-name="gr7" draw:layer="layout" svg:width="1cm" svg:height="0.2cm" svg:x="0.35cm" svg:y="1.67cm">
            <text:p/>
          </draw:rect>
          <draw:rect draw:style-name="gr7" draw:layer="layout" svg:width="0.1cm" svg:height="0.2cm" svg:x="1.35cm" svg:y="1.67cm">
            <text:p/>
          </draw:rect>
          <draw:circle draw:style-name="gr4" draw:layer="layout" svg:width="0.026cm" svg:height="0.026cm" svg:x="0.307cm" svg:y="1.632cm">
            <text:p/>
          </draw:circle>
          <draw:circle draw:style-name="gr8" draw:layer="layout" svg:width="0.026cm" svg:height="0.026cm" svg:x="0.307cm" svg:y="1.882cm">
            <text:p/>
          </draw:circle>
          <draw:rect draw:style-name="gr6" draw:layer="layout" svg:width="1.2cm" svg:height="0.3cm" svg:x="1.7cm" svg:y="0.57cm">
            <text:p/>
          </draw:rect>
          <draw:rect draw:style-name="gr7" draw:layer="layout" svg:width="1cm" svg:height="0.2cm" svg:x="1.75cm" svg:y="0.62cm">
            <text:p/>
          </draw:rect>
          <draw:rect draw:style-name="gr7" draw:layer="layout" svg:width="0.1cm" svg:height="0.2cm" svg:x="2.75cm" svg:y="0.62cm">
            <text:p/>
          </draw:rect>
          <draw:circle draw:style-name="gr4" draw:layer="layout" svg:width="0.026cm" svg:height="0.026cm" svg:x="1.707cm" svg:y="0.577cm">
            <text:p/>
          </draw:circle>
          <draw:circle draw:style-name="gr8" draw:layer="layout" svg:width="0.026cm" svg:height="0.026cm" svg:x="1.707cm" svg:y="0.827cm">
            <text:p/>
          </draw:circle>
          <draw:rect draw:style-name="gr6" draw:layer="layout" svg:width="1.2cm" svg:height="0.3cm" svg:x="1.7cm" svg:y="0.92cm">
            <text:p/>
          </draw:rect>
          <draw:rect draw:style-name="gr7" draw:layer="layout" svg:width="1cm" svg:height="0.2cm" svg:x="1.75cm" svg:y="0.97cm">
            <text:p/>
          </draw:rect>
          <draw:rect draw:style-name="gr7" draw:layer="layout" svg:width="0.1cm" svg:height="0.2cm" svg:x="2.75cm" svg:y="0.97cm">
            <text:p/>
          </draw:rect>
          <draw:circle draw:style-name="gr4" draw:layer="layout" svg:width="0.026cm" svg:height="0.026cm" svg:x="1.707cm" svg:y="0.932cm">
            <text:p/>
          </draw:circle>
          <draw:circle draw:style-name="gr8" draw:layer="layout" svg:width="0.026cm" svg:height="0.026cm" svg:x="1.707cm" svg:y="1.182cm">
            <text:p/>
          </draw:circle>
          <draw:rect draw:style-name="gr6" draw:layer="layout" svg:width="1.2cm" svg:height="0.3cm" svg:x="1.7cm" svg:y="1.27cm">
            <text:p/>
          </draw:rect>
          <draw:rect draw:style-name="gr7" draw:layer="layout" svg:width="1cm" svg:height="0.2cm" svg:x="1.75cm" svg:y="1.32cm">
            <text:p/>
          </draw:rect>
          <draw:rect draw:style-name="gr7" draw:layer="layout" svg:width="0.1cm" svg:height="0.2cm" svg:x="2.75cm" svg:y="1.32cm">
            <text:p/>
          </draw:rect>
          <draw:circle draw:style-name="gr4" draw:layer="layout" svg:width="0.026cm" svg:height="0.026cm" svg:x="1.707cm" svg:y="1.277cm">
            <text:p/>
          </draw:circle>
          <draw:circle draw:style-name="gr8" draw:layer="layout" svg:width="0.026cm" svg:height="0.026cm" svg:x="1.707cm" svg:y="1.527cm">
            <text:p/>
          </draw:circle>
          <draw:rect draw:style-name="gr6" draw:layer="layout" svg:width="1.2cm" svg:height="0.3cm" svg:x="1.7cm" svg:y="1.62cm">
            <text:p/>
          </draw:rect>
          <draw:rect draw:style-name="gr7" draw:layer="layout" svg:width="1cm" svg:height="0.2cm" svg:x="1.75cm" svg:y="1.67cm">
            <text:p/>
          </draw:rect>
          <draw:rect draw:style-name="gr7" draw:layer="layout" svg:width="0.1cm" svg:height="0.2cm" svg:x="2.75cm" svg:y="1.67cm">
            <text:p/>
          </draw:rect>
          <draw:circle draw:style-name="gr4" draw:layer="layout" svg:width="0.026cm" svg:height="0.026cm" svg:x="1.707cm" svg:y="1.632cm">
            <text:p/>
          </draw:circle>
          <draw:circle draw:style-name="gr8" draw:layer="layout" svg:width="0.026cm" svg:height="0.026cm" svg:x="1.707cm" svg:y="1.882cm">
            <text:p/>
          </draw:circle>
          <draw:rect draw:style-name="gr6" draw:layer="layout" svg:width="1.2cm" svg:height="0.3cm" svg:x="3.1cm" svg:y="0.57cm">
            <text:p/>
          </draw:rect>
          <draw:rect draw:style-name="gr7" draw:layer="layout" svg:width="1cm" svg:height="0.2cm" svg:x="3.15cm" svg:y="0.62cm">
            <text:p/>
          </draw:rect>
          <draw:rect draw:style-name="gr7" draw:layer="layout" svg:width="0.1cm" svg:height="0.2cm" svg:x="4.15cm" svg:y="0.62cm">
            <text:p/>
          </draw:rect>
          <draw:circle draw:style-name="gr4" draw:layer="layout" svg:width="0.026cm" svg:height="0.026cm" svg:x="3.107cm" svg:y="0.577cm">
            <text:p/>
          </draw:circle>
          <draw:circle draw:style-name="gr8" draw:layer="layout" svg:width="0.026cm" svg:height="0.026cm" svg:x="3.107cm" svg:y="0.827cm">
            <text:p/>
          </draw:circle>
          <draw:rect draw:style-name="gr6" draw:layer="layout" svg:width="1.2cm" svg:height="0.3cm" svg:x="3.1cm" svg:y="0.92cm">
            <text:p/>
          </draw:rect>
          <draw:rect draw:style-name="gr7" draw:layer="layout" svg:width="1cm" svg:height="0.2cm" svg:x="3.15cm" svg:y="0.97cm">
            <text:p/>
          </draw:rect>
          <draw:rect draw:style-name="gr7" draw:layer="layout" svg:width="0.1cm" svg:height="0.2cm" svg:x="4.15cm" svg:y="0.97cm">
            <text:p/>
          </draw:rect>
          <draw:circle draw:style-name="gr4" draw:layer="layout" svg:width="0.026cm" svg:height="0.026cm" svg:x="3.107cm" svg:y="0.932cm">
            <text:p/>
          </draw:circle>
          <draw:circle draw:style-name="gr8" draw:layer="layout" svg:width="0.026cm" svg:height="0.026cm" svg:x="3.107cm" svg:y="1.182cm">
            <text:p/>
          </draw:circle>
          <draw:rect draw:style-name="gr6" draw:layer="layout" svg:width="1.2cm" svg:height="0.3cm" svg:x="3.1cm" svg:y="1.27cm">
            <text:p/>
          </draw:rect>
          <draw:rect draw:style-name="gr7" draw:layer="layout" svg:width="1cm" svg:height="0.2cm" svg:x="3.15cm" svg:y="1.32cm">
            <text:p/>
          </draw:rect>
          <draw:rect draw:style-name="gr7" draw:layer="layout" svg:width="0.1cm" svg:height="0.2cm" svg:x="4.15cm" svg:y="1.32cm">
            <text:p/>
          </draw:rect>
          <draw:circle draw:style-name="gr4" draw:layer="layout" svg:width="0.026cm" svg:height="0.026cm" svg:x="3.107cm" svg:y="1.277cm">
            <text:p/>
          </draw:circle>
          <draw:circle draw:style-name="gr8" draw:layer="layout" svg:width="0.026cm" svg:height="0.026cm" svg:x="3.107cm" svg:y="1.527cm">
            <text:p/>
          </draw:circle>
          <draw:rect draw:style-name="gr6" draw:layer="layout" svg:width="1.2cm" svg:height="0.3cm" svg:x="3.1cm" svg:y="1.62cm">
            <text:p/>
          </draw:rect>
          <draw:rect draw:style-name="gr7" draw:layer="layout" svg:width="1cm" svg:height="0.2cm" svg:x="3.15cm" svg:y="1.67cm">
            <text:p/>
          </draw:rect>
          <draw:rect draw:style-name="gr7" draw:layer="layout" svg:width="0.1cm" svg:height="0.2cm" svg:x="4.15cm" svg:y="1.67cm">
            <text:p/>
          </draw:rect>
          <draw:circle draw:style-name="gr4" draw:layer="layout" svg:width="0.026cm" svg:height="0.026cm" svg:x="3.107cm" svg:y="1.632cm">
            <text:p/>
          </draw:circle>
          <draw:circle draw:style-name="gr8" draw:layer="layout" svg:width="0.026cm" svg:height="0.026cm" svg:x="3.107cm" svg:y="1.882cm">
            <text:p/>
          </draw:circle>
          <draw:rect draw:style-name="gr6" draw:layer="layout" svg:width="1.2cm" svg:height="0.3cm" svg:x="4.5cm" svg:y="0.57cm">
            <text:p/>
          </draw:rect>
          <draw:rect draw:style-name="gr7" draw:layer="layout" svg:width="1cm" svg:height="0.2cm" svg:x="4.55cm" svg:y="0.62cm">
            <text:p/>
          </draw:rect>
          <draw:rect draw:style-name="gr7" draw:layer="layout" svg:width="0.1cm" svg:height="0.2cm" svg:x="5.55cm" svg:y="0.62cm">
            <text:p/>
          </draw:rect>
          <draw:circle draw:style-name="gr4" draw:layer="layout" svg:width="0.026cm" svg:height="0.026cm" svg:x="4.507cm" svg:y="0.577cm">
            <text:p/>
          </draw:circle>
          <draw:circle draw:style-name="gr8" draw:layer="layout" svg:width="0.026cm" svg:height="0.026cm" svg:x="4.507cm" svg:y="0.827cm">
            <text:p/>
          </draw:circle>
          <draw:rect draw:style-name="gr6" draw:layer="layout" svg:width="1.2cm" svg:height="0.3cm" svg:x="4.5cm" svg:y="0.92cm">
            <text:p/>
          </draw:rect>
          <draw:rect draw:style-name="gr7" draw:layer="layout" svg:width="1cm" svg:height="0.2cm" svg:x="4.55cm" svg:y="0.97cm">
            <text:p/>
          </draw:rect>
          <draw:rect draw:style-name="gr7" draw:layer="layout" svg:width="0.1cm" svg:height="0.2cm" svg:x="5.55cm" svg:y="0.97cm">
            <text:p/>
          </draw:rect>
          <draw:circle draw:style-name="gr4" draw:layer="layout" svg:width="0.026cm" svg:height="0.026cm" svg:x="4.507cm" svg:y="0.932cm">
            <text:p/>
          </draw:circle>
          <draw:circle draw:style-name="gr8" draw:layer="layout" svg:width="0.026cm" svg:height="0.026cm" svg:x="4.507cm" svg:y="1.182cm">
            <text:p/>
          </draw:circle>
          <draw:rect draw:style-name="gr6" draw:layer="layout" svg:width="1.2cm" svg:height="0.3cm" svg:x="4.5cm" svg:y="1.27cm">
            <text:p/>
          </draw:rect>
          <draw:rect draw:style-name="gr7" draw:layer="layout" svg:width="1cm" svg:height="0.2cm" svg:x="4.55cm" svg:y="1.32cm">
            <text:p/>
          </draw:rect>
          <draw:rect draw:style-name="gr7" draw:layer="layout" svg:width="0.1cm" svg:height="0.2cm" svg:x="5.55cm" svg:y="1.32cm">
            <text:p/>
          </draw:rect>
          <draw:circle draw:style-name="gr4" draw:layer="layout" svg:width="0.026cm" svg:height="0.026cm" svg:x="4.507cm" svg:y="1.277cm">
            <text:p/>
          </draw:circle>
          <draw:circle draw:style-name="gr8" draw:layer="layout" svg:width="0.026cm" svg:height="0.026cm" svg:x="4.507cm" svg:y="1.527cm">
            <text:p/>
          </draw:circle>
          <draw:rect draw:style-name="gr6" draw:layer="layout" svg:width="1.2cm" svg:height="0.3cm" svg:x="4.5cm" svg:y="1.62cm">
            <text:p/>
          </draw:rect>
          <draw:rect draw:style-name="gr7" draw:layer="layout" svg:width="1cm" svg:height="0.2cm" svg:x="4.55cm" svg:y="1.67cm">
            <text:p/>
          </draw:rect>
          <draw:rect draw:style-name="gr7" draw:layer="layout" svg:width="0.1cm" svg:height="0.2cm" svg:x="5.55cm" svg:y="1.67cm">
            <text:p/>
          </draw:rect>
          <draw:circle draw:style-name="gr4" draw:layer="layout" svg:width="0.026cm" svg:height="0.026cm" svg:x="4.507cm" svg:y="1.632cm">
            <text:p/>
          </draw:circle>
          <draw:circle draw:style-name="gr8" draw:layer="layout" svg:width="0.026cm" svg:height="0.026cm" svg:x="4.507cm" svg:y="1.882cm">
            <text:p/>
          </draw:circle>
          <draw:line draw:style-name="gr9" draw:layer="layout" svg:x1="0.1cm" svg:y1="0cm" svg:x2="0.1cm" svg:y2="2cm">
            <text:p/>
          </draw:line>
          <draw:line draw:style-name="gr9" draw:layer="layout" svg:x1="5.9cm" svg:y1="0cm" svg:x2="5.9cm" svg:y2="2cm">
            <text:p/>
          </draw:line>
          <draw:rect draw:style-name="gr10" draw:layer="layout" svg:width="0.05cm" svg:height="0.4cm" svg:x="0.025cm" svg:y="0.25cm">
            <text:p/>
          </draw:rect>
          <draw:rect draw:style-name="gr10" draw:layer="layout" svg:width="0.05cm" svg:height="0.4cm" svg:x="5.925cm" svg:y="0.25cm">
            <text:p/>
          </draw:rect>
          <draw:circle draw:style-name="gr10" draw:layer="layout" svg:width="0.04cm" svg:height="0.04cm" svg:x="0.03cm" svg:y="1.23cm">
            <text:p/>
          </draw:circle>
          <draw:circle draw:style-name="gr10" draw:layer="layout" svg:width="0.04cm" svg:height="0.04cm" svg:x="0.03cm" svg:y="1.73cm">
            <text:p/>
          </draw:circle>
          <draw:circle draw:style-name="gr10" draw:layer="layout" svg:width="0.04cm" svg:height="0.04cm" svg:x="5.93cm" svg:y="1.23cm">
            <text:p/>
          </draw:circle>
          <draw:circle draw:style-name="gr10" draw:layer="layout" svg:width="0.04cm" svg:height="0.04cm" svg:x="5.93cm" svg:y="1.73cm">
            <text:p/>
          </draw:circle>
          <draw:line draw:style-name="gr11" draw:layer="layout" svg:x1="0.3cm" svg:y1="0.3cm" svg:x2="5.7cm" svg:y2="0.3cm">
            <text:p/>
          </draw:line>
          <draw:line draw:style-name="gr11" draw:layer="layout" svg:x1="0.3cm" svg:y1="0.4cm" svg:x2="5.7cm" svg:y2="0.4cm">
            <text:p/>
          </draw:line>
          <draw:line draw:style-name="gr11" draw:layer="layout" svg:x1="0.3cm" svg:y1="0.5cm" svg:x2="5.7cm" svg:y2="0.5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erverRack4UVeryRightCapacity</dc:title>
    <meta:creation-date>2011-02-07T16:56:51</meta:creation-date>
    <meta:editing-duration>P0D</meta:editing-duration>
    <meta:editing-cycles>1</meta:editing-cycles>
    <meta:document-statistic meta:object-count="97"/>
    <meta:generator>OpenOffice.org/3.3$Linux OpenOffice.org_project/330m20$Build-9567</meta:generator>
  </office:meta>
</office:document-meta>
</file>